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as_5f_WB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as_WB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as_5f_WB_5f_2012.csv" style:display-name="PageStyle_Unterwater_Marine_Protected_Areas_WB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